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278.72mm" svg:height="156.77mm" svg:x="139.5mm" svg:y="34.74mm">
            <draw:object draw:notify-on-update-of-ranges="test.A6:test.A5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 table:number-rows-repeated="5"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9T10:12:48.035825473</dc:date>
    <meta:editing-duration>PT9M5S</meta:editing-duration>
    <meta:editing-cycles>2</meta:editing-cycles>
    <meta:generator>LibreOffice/6.2.8.2$Linux_X86_64 LibreOffice_project/20$Build-2</meta:generator>
    <meta:document-statistic meta:table-count="1" meta:cell-count="5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00" chart:interval-minor-divisor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73cm" svg:height="15.678cm" xlink:href=".." xlink:type="simple" chart:class="chart:scatter" chart:style-name="ch1">
        <chart:legend chart:legend-position="end" svg:x="25.61cm" svg:y="7.54cm" style:legend-expansion="high" chart:style-name="ch2"/>
        <chart:plot-area chart:style-name="ch3" table:cell-range-address="test.A6:test.A581" svg:x="0.557cm" svg:y="0.313cm" svg:width="24.496cm" svg:height="15.052cm">
          <chartooo:coordinate-region svg:x="1.364cm" svg:y="0.513cm" svg:width="23.409cm" svg:height="14.2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.A6:test.A581" chart:class="chart:scatter">
            <chart:data-point chart:repeated="5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">
                <text:p>129</text:p>
                <draw:g>
                  <svg:desc>test.A6:test.A5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1">
                <text:p>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